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D0000014B2B036461.png"/>
  <manifest:file-entry manifest:media-type="image/png" manifest:full-path="Pictures/100002010000033B0000023C16F07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ff3333" fo:font-size="10pt" style:font-size-asian="10pt" style:font-size-complex="10pt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8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1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2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Standard" style:list-style-name="L1">
      <style:text-properties fo:color="#ff3333" fo:font-size="10pt" style:font-size-asian="10pt" style:font-size-complex="10pt"/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Standard" style:list-style-name="L5"/>
    <style:style style:name="P28" style:family="paragraph" style:parent-style-name="Standard" style:list-style-name="L6"/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1 juin 2020</text:user-defined></text:p>
      <text:p text:style-name="P12"/>
      <text:list xml:id="list5940085269414787967" text:style-name="L1">
        <text:list-header>
          <text:p text:style-name="P23"/>
        </text:list-header>
      </text:list>
      <text:p text:style-name="Standard"/>
      <text:p text:style-name="P18">Objet : <text:user-defined style:data-style-name="N0" text:name="Projet - Libellé">Système de gestion de pizzerias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6082073164705937869" text:style-name="L2">
              <text:list-item>
                <text:p text:style-name="P24">GitHub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649766389137243875" text:style-name="L3">
              <text:list-item>
                <text:p text:style-name="P25">GitHub</text:p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076954853251911100" text:style-name="L4">
              <text:list-item>
                <text:p text:style-name="P26">GitHub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1446447466108605306" text:style-name="L5">
              <text:list-item>
                <text:p text:style-name="P27">Tous les documents sont fournis</text:p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6068384581745654434" text:style-name="L6">
              <text:list-item>
                <text:p text:style-name="P28">A livraison, aucune anomalie connue à corriger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Maintenir l'application et la base de données en se référant au dossier d'exploitation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01/06/2020</text:user-defined></text:p>
      <text:p text:style-name="Table_20_Contents"/>
      <text:p text:style-name="P22">Date de la réception : ________________________</text:p>
      <text:p text:style-name="P5"/>
      <text:p text:style-name="P17">La réception est prononcée :</text:p>
      <text:p text:style-name="P21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0">Fait à <text:tab/><text:tab/><text:tab/>Pour <text:user-defined style:data-style-name="N0" text:name="Client">OC Pizza</text:user-defined></text:p>
      <text:p text:style-name="P19">Le <text:tab/><text:tab/><text:tab/><text:span text:style-name="T2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0.101cm" svg:y="0.021cm" svg:width="2.896cm" svg:height="1.956cm" draw:z-index="4"><draw:image xlink:href="Pictures/100002010000033B0000023C16F077CD.png" xlink:type="simple" xlink:show="embed" xlink:actuate="onLoad"/></draw:frame><draw:frame draw:style-name="Mfr1" draw:name="images1" text:anchor-type="paragraph" svg:x="14.282cm" svg:y="0.03cm" svg:width="3.683cm" svg:height="1.397cm" draw:z-index="2"><draw:image xlink:href="Pictures/100002010000033D0000014B2B036461.png" xlink:type="simple" xlink:show="embed" xlink:actuate="onLoad"/></draw:frame></text:p>
        <text:p text:style-name="Frame_20_contents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Addressee">Paris</text:p>
            </table:table-cell>
            <table:table-cell table:style-name="Tableau3.A2" office:value-type="string">
              <text:p text:style-name="MP3"><text:user-defined style:data-style-name="N0" text:name="Projet - Libellé">Système de gestion de pizzerias</text:user-defined></text:p>
              <text:p text:style-name="Addressee">Ref. Interne : <text:user-defined style:data-style-name="N0" text:name="Projet - Ref Int.">OC_PIZZA</text:user-defined></text:p>
              <text:p text:style-name="Addressee">Ref. Client : <text:user-defined style:data-style-name="N0" text:name="Projet - Ref Ext.">OC_PIZZA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It Consulting &amp; Developmant</text:p>
            </table:table-cell>
            <table:table-cell table:style-name="Tableau6.A1" office:value-type="string">
              <text:p text:style-name="MP6"><text:span text:style-name="MT1">Paris</text:span></text:p>
            </table:table-cell>
          </table:table-row>
          <table:table-row table:style-name="Tableau6.2">
            <table:table-cell table:style-name="Tableau6.A1" office:value-type="string">
              <text:p text:style-name="MP7"/>
            </table:table-cell>
            <table:table-cell table:style-name="Tableau6.A1" office:value-type="string">
              <text:p text:style-name="MP8">S.A.R.L. au capital de 1 000,00 € enregistrée au RCS de Xxxx – SIREN 999 999 999 – 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23M28S</meta:editing-duration>
    <meta:editing-cycles>56</meta:editing-cycles>
    <meta:generator>OpenOffice/4.1.7$Win32 OpenOffice.org_project/417m1$Build-9800</meta:generator>
    <meta:initial-creator>Loïc GUIBERT</meta:initial-creator>
    <dc:date>2020-04-26T17:41:04.98</dc:date>
    <dc:subject>Livraison finale</dc:subject>
    <dc:title>Procés verbal de livraison</dc:title>
    <dc:creator>sylvain </dc:creator>
    <meta:document-statistic meta:table-count="6" meta:image-count="2" meta:object-count="0" meta:page-count="2" meta:paragraph-count="43" meta:word-count="185" meta:character-count="1017"/>
    <meta:user-defined meta:name="Client">OC Pizza</meta:user-defined>
    <meta:user-defined meta:name="Date Livraison" meta:value-type="date">2020-06-01</meta:user-defined>
    <meta:user-defined meta:name="PV - Lieu">Paris</meta:user-defined>
    <meta:user-defined meta:name="Projet - Libellé">Système de gestion de pizzerias</meta:user-defined>
    <meta:user-defined meta:name="Projet - Ref Ext." meta:value-type="string">OC_PIZZA</meta:user-defined>
    <meta:user-defined meta:name="Projet - Ref Int." meta:value-type="string">OC_PIZZA</meta:user-defined>
    <meta:template xlink:type="simple" xlink:actuate="onRequest" xlink:title="openrun-pv-livraison" xlink:href="../../../../../../../gestion/modeles/openrun-pv-livraison.ott" meta:date="2014-04-01T09:11:41"/>
  </office:meta>
</office:document-meta>
</file>